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653cm" fo:break-before="auto" style:use-optimal-row-height="true"/>
    </style:style>
    <style:style style:name="ro5" style:family="table-row">
      <style:table-row-properties style:row-height="1.568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4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2" office:value-type="string">
            <text:p>Kann Soundpuffer nicht aus dem Speicher laden <text:s/></text:p>
          </table:table-cell>
        </table:table-row>
        <table:table-row table:style-name="ro5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5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5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5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6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2">
          <table:table-cell office:value-type="string">
            <text:p>CANNOT_SAVE_CFG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4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callbacks konnten nicht eingestellt werden</text:p>
          </table:table-cell>
        </table:table-row>
        <table:table-row table:style-name="ro4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2" office:value-type="string">
            <text:p>Negative Timer-Auflösung kann nicht eingestellt werden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2" office:value-type="string">
            <text:p>Interner Soundsystem Fehler</text:p>
          </table:table-cell>
        </table:table-row>
        <table:table-row table:style-name="ro4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Wert 'Resolution'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0">10.07.2011</text:date>, <text:time>21:3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Unix LibreOffice_project/330m19$Build-202</meta:generator>
    <dc:date>2011-07-10T21:33:05</dc:date>
    <meta:editing-duration>PT38M54S</meta:editing-duration>
    <meta:editing-cycles>39</meta:editing-cycles>
    <meta:document-statistic meta:table-count="3" meta:cell-count="68" meta:object-count="0"/>
  </office:meta>
</office:document-meta>
</file>